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09a1e8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n de Costos para Sitio Web Personalizado</text:p>
      <text:p text:style-name="Standard">Opción 1: Sitio Web Básico</text:p>
      <text:p text:style-name="Standard">Diseño y desarrollo de un sitio web básico con hasta 5 páginas.</text:p>
      <text:p text:style-name="Standard">Plantilla personalizada con la identidad de la marca del cliente.</text:p>
      <text:p text:style-name="Standard">Secciones comunes como inicio, servicios, sobre nosotros, contacto, etc.</text:p>
      <text:p text:style-name="Standard">Formulario de contacto para que los visitantes se comuniquen con el cliente.</text:p>
      <text:p text:style-name="Standard">Integración con las redes sociales del cliente.</text:p>
      <text:p text:style-name="Standard">Diseño responsivo para dispositivos móviles y tablets.</text:p>
      <text:p text:style-name="Standard">Costo: RD$<text:span text:style-name="T1">12,000.00 </text:span>(precio estimado, puede variar según los requisitos específicos)</text:p>
      <text:p text:style-name="Standard"/>
      <text:p text:style-name="Standard">Opción 2: Sitio Web Avanzado</text:p>
      <text:p text:style-name="Standard">Diseño y desarrollo de un sitio web más completo con hasta 10 páginas.</text:p>
      <text:p text:style-name="Standard">Plantilla personalizada y diseño a medida para adaptarse a las necesidades del cliente.</text:p>
      <text:p text:style-name="Standard">Secciones adicionales, como galería de imágenes, blog, testimonios, etc.</text:p>
      <text:p text:style-name="Standard">Formularios personalizados para recopilar información específica del cliente.</text:p>
      <text:p text:style-name="Standard">Integración con herramientas de análisis y seguimiento del tráfico.</text:p>
      <text:p text:style-name="Standard">Diseño responsivo para dispositivos móviles y tablets.</text:p>
      <text:p text:style-name="Standard">Costo: RD$<text:span text:style-name="T1">18,000.00 </text:span>(precio estimado, puede variar según los requisitos específicos)</text:p>
      <text:p text:style-name="Standard"/>
      <text:p text:style-name="Standard">Opción 3: Sitio Web E-Commerce</text:p>
      <text:p text:style-name="Standard">Diseño y desarrollo de una tienda en línea con sistema de comercio electrónico.</text:p>
      <text:p text:style-name="Standard">Páginas para mostrar productos, descripciones y precios.</text:p>
      <text:p text:style-name="Standard">Carrito de compras y proceso de pago seguro.</text:p>
      <text:p text:style-name="Standard">Administración de inventario y gestión de pedidos.</text:p>
      <text:p text:style-name="Standard">Integración con pasarelas de pago y opciones de envío.</text:p>
      <text:p text:style-name="Standard">Diseño responsivo para dispositivos móviles y tablets.</text:p>
      <text:p text:style-name="Standard">Costo: RD$<text:span text:style-name="T1">24,000.00 </text:span><text:s/>(precio estimado, puede variar según los requisitos específicos)</text:p>
      <text:p text:style-name="Standard"/>
      <text:p text:style-name="Standard">Servicios Adicionales (opcionales):</text:p>
      <text:p text:style-name="Standard">Registro de dominio (.com, .net, .org, etc.): RD$<text:span text:style-name="T1">15,00.00</text:span> por año.</text:p>
      <text:p text:style-name="Standard">Alojamiento web y mantenimiento: RD$<text:span text:style-name="T1">5,000.00</text:span> por mes.</text:p>
      <text:p text:style-name="Standard">Servicios de SEO para mejorar el posicionamiento en motores de búsqueda: RD$<text:span text:style-name="T1">1,200.00</text:span> por mes.</text:p>
      <text:p text:style-name="Standard">Servicios de redacción de contenido: RD$ <text:span text:style-name="T1">500.00</text:span> por página.</text:p>
      <text:p text:style-name="Standard">Términos y Condiciones:</text:p>
      <text:p text:style-name="Standard">Se requerirá un pago inicial del <text:span text:style-name="T1">50</text:span>% antes de comenzar el proyecto.</text:p>
      <text:p text:style-name="Standard">Los costos finales pueden variar según los requisitos adicionales del cliente y los cambios solicitados durante el desarrollo.</text:p>
      <text:p text:style-name="Standard">Se proporcionará un calendario de desarrollo y entrega para la aprobación del cliente.</text:p>
      <text:p text:style-name="Standard">Los costos de registro de dominio y alojamiento web son adicionales y se renovarán anualmente.</text:p>
      <text:p text:style-name="Standard">El mantenimiento y actualizaciones periódicas del sitio web pueden contratarse por separado.</text:p>
      <text:p text:style-name="Standard">Recuerda que estos costos son solo una estimación y pueden variar según los requisitos específicos del cliente y el alcance del proyecto. Es importante presentar un presupuesto detallado y transparente al cliente para que estén al tanto de todos los costos involucrados. Además, considera ofrecer diferentes paquetes y opciones personalizadas para que el cliente pueda elegir el que mejor se adapte a sus necesidades y presupuesto. ¡Buena suerte con tu negocio de desarrollo web en República Dominicana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3:05:44.347064049</meta:creation-date>
    <dc:date>2023-08-06T13:13:00.459753034</dc:date>
    <meta:editing-duration>PT7M17S</meta:editing-duration>
    <meta:editing-cycles>1</meta:editing-cycles>
    <meta:document-statistic meta:table-count="0" meta:image-count="0" meta:object-count="0" meta:page-count="1" meta:paragraph-count="37" meta:word-count="412" meta:character-count="2818" meta:non-whitespace-character-count="2442"/>
    <meta:generator>LibreOffice/7.3.7.2$Linux_X86_64 LibreOffice_project/30$Build-2</meta:generator>
  </office:meta>
</office:document-meta>
</file>